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start"/>
      <style:text-properties fo:font-size="32pt" style:font-size-asian="32pt" style:font-size-complex="32pt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Asset Status Operation:</text:span></text:p>
          </draw:text-box>
        </draw:frame>
        <draw:frame presentation:style-name="pr2" draw:text-style-name="P3" draw:layer="layout" svg:width="25.199cm" svg:height="13.609cm" svg:x="1.4cm" svg:y="5.039cm" presentation:class="subtitle">
          <draw:text-box>
            <text:p text:style-name="P2"><text:span text:style-name="T2">1. Original version by Geoffrey Zhao </text:span></text:p>
            <text:p text:style-name="P2"><text:span text:style-name="T2"><text:s text:c="4"/></text:span><text:span text:style-name="T3">Last update time: 2013/12/19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layer="layout" svg:width="2cm" svg:height="1.216cm" svg:x="13cm" svg:y="9.5cm">
          <draw:text-box>
            <text:p/>
          </draw:text-box>
        </draw:frame>
        <draw:rect draw:style-name="gr3" draw:text-style-name="P4" draw:layer="layout" svg:width="11cm" svg:height="16cm" svg:x="7.5cm" svg:y="2.5cm">
          <text:p text:style-name="P4">Asset Status:</text:p>
          <text:p text:style-name="P4"/>
          <text:p text:style-name="P4">1. Available</text:p>
          <text:p text:style-name="P4">2. In use</text:p>
          <text:p text:style-name="P4">3. Idle</text:p>
          <text:p text:style-name="P4">4. Borrowed</text:p>
          <text:p text:style-name="P4">5. Returned</text:p>
          <text:p text:style-name="P4">6. Broken</text:p>
          <text:p text:style-name="P4">7. Write off</text:p>
          <text:p text:style-name="P4"/>
          <text:p text:style-name="P4">Asset Transient Status:</text:p>
          <text:p text:style-name="P4"/>
          <text:p text:style-name="P4">1. Assigning</text:p>
          <text:p text:style-name="P4">2. Returning To IT</text:p>
          <text:p text:style-name="P4">3. Returning To Customer</text:p>
        </draw:rect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4" draw:text-style-name="P5" draw:layer="layout" svg:width="6cm" svg:height="1.5cm" svg:x="3.5cm" svg:y="2.5cm">
          <text:p text:style-name="P5">IT Assign Assets: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996cm" svg:height="5.782cm" svg:x="3.5cm" svg:y="7.218cm">
          <text:p text:style-name="P4">Status:</text:p>
          <text:p text:style-name="P4"/>
          <text:p text:style-name="P4">1. Available</text:p>
          <text:p text:style-name="P4">2. In use</text:p>
          <text:p text:style-name="P4">3. Broken</text:p>
          <text:p text:style-name="P4">4. Write off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cm" svg:height="1.5cm" svg:x="7.5cm" svg:y="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3.469cm" svg:height="2.41cm" svg:x="10cm" svg:y="9.09cm">
          <text:p text:style-name="P5"><text:s/>Assig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3.5cm" svg:y1="10cm" svg:x2="16cm" svg:y2="8cm">
          <text:p/>
        </draw:line>
        <draw:line draw:style-name="gr6" draw:text-style-name="P5" draw:layer="layout" svg:x1="13.5cm" svg:y1="10.5cm" svg:x2="16cm" svg:y2="12.5cm">
          <text:p/>
        </draw:line>
        <draw:custom-shape draw:style-name="gr4" draw:text-style-name="P5" draw:layer="layout" svg:width="9.5cm" svg:height="3cm" svg:x="16cm" svg:y="6.5cm">
          <text:p text:style-name="P5">Receiver's role is manager</text:p>
          <text:p text:style-name="P5">Status change to Assign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9.5cm" svg:height="3cm" svg:x="16cm" svg:y="10.5cm">
          <text:p text:style-name="P5">Receiver's role is NOT manager</text:p>
          <text:p text:style-name="P5">Status change to In u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4" draw:text-style-name="P5" draw:layer="layout" svg:width="12cm" svg:height="2cm" svg:x="3.211cm" svg:y="3.042cm">
          <text:p text:style-name="P5">Manager / Special Role Assign Assets: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3.5cm" svg:height="5.5cm" svg:x="3.5cm" svg:y="7.5cm">
          <text:p text:style-name="P4">Status:</text:p>
          <text:p text:style-name="P4"/>
          <text:p text:style-name="P4">1. Available</text:p>
          <text:p text:style-name="P4">2. In u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cm" svg:height="1.5cm" svg:x="7cm" svg:y="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4cm" svg:height="2.5cm" svg:x="10cm" svg:y="9cm">
          <text:p text:style-name="P5">Assig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.5cm" svg:height="1.5cm" svg:x="14cm" svg:y="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7.5cm" svg:height="2.331cm" svg:x="17.5cm" svg:y="9cm">
          <text:p text:style-name="P5">Status change to In u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4" draw:text-style-name="P5" draw:layer="layout" svg:width="7.177cm" svg:height="1.717cm" svg:x="2cm" svg:y="2.5cm">
          <text:p text:style-name="P5">Take over Assets: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cm" svg:height="2.847cm" svg:x="8cm" svg:y="6.5cm">
          <text:p text:style-name="P4">User role:</text:p>
          <text:p text:style-name="P4">1. Manager</text:p>
          <text:p text:style-name="P4">2. Special Ro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5cm" svg:height="5cm" svg:x="2.5cm" svg:y="5.5cm">
          <text:p text:style-name="P4">Status:</text:p>
          <text:p text:style-name="P4"/>
          <text:p text:style-name="P4">1. Available</text:p>
          <text:p text:style-name="P4">2. In u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5cm" svg:height="2cm" svg:x="13.5cm" svg:y="11.5cm">
          <text:p text:style-name="P5">Take o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5cm" svg:height="4cm" svg:x="2.46cm" svg:y="13.308cm">
          <text:p text:style-name="P4">Status:</text:p>
          <text:p text:style-name="P4"/>
          <text:p text:style-name="P4">1. Available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5" draw:layer="layout" svg:x1="6cm" svg:y1="15.5cm" svg:x2="13.5cm" svg:y2="13cm">
          <text:p/>
        </draw:line>
        <draw:line draw:style-name="gr6" draw:text-style-name="P5" draw:layer="layout" svg:x1="6cm" svg:y1="8cm" svg:x2="13.5cm" svg:y2="12.5cm">
          <text:p/>
        </draw:line>
        <draw:custom-shape draw:style-name="gr4" draw:text-style-name="P4" draw:layer="layout" svg:width="4.372cm" svg:height="2.847cm" svg:x="7.628cm" svg:y="15cm">
          <text:p text:style-name="P4">User role:</text:p>
          <text:p text:style-name="P4">1. Employe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5cm" svg:height="1cm" svg:x="18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7cm" svg:height="2.056cm" svg:x="20.5cm" svg:y="11.5cm">
          <text:p text:style-name="P5">Status change to In u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4" draw:text-style-name="P5" draw:layer="layout" svg:width="8cm" svg:height="2cm" svg:x="2cm" svg:y="2cm">
          <text:p text:style-name="P5">IT Return To Customer:</text:p>
          <draw:enhanced-geometry svg:viewBox="0 0 21600 21600" draw:type="rectangle" draw:enhanced-path="M 0 0 L 21600 0 21600 21600 0 21600 0 0 Z N"/>
        </draw:custom-shape>
        <draw:rect draw:style-name="gr3" draw:text-style-name="P4" draw:layer="layout" svg:width="8cm" svg:height="8cm" svg:x="2.041cm" svg:y="6.658cm">
          <text:p text:style-name="P4">Ownership != Augmentum</text:p>
          <text:p text:style-name="P4"/>
          <text:p text:style-name="P4">Status:</text:p>
          <text:p text:style-name="P4">1. Available</text:p>
          <text:p text:style-name="P4">2. In use</text:p>
          <text:p text:style-name="P4">3. Idle</text:p>
          <text:p text:style-name="P4">4. Borrowed</text:p>
          <text:p text:style-name="P4">5. Broken</text:p>
          <text:p text:style-name="P4">6. Write off</text:p>
        </draw:rect>
        <draw:custom-shape draw:style-name="gr5" draw:text-style-name="P5" draw:layer="layout" svg:width="2cm" svg:height="1.162cm" svg:x="10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4.5cm" svg:height="2cm" svg:x="12cm" svg:y="9.5cm">
          <text:p text:style-name="P5">Retur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78cm" svg:height="1cm" svg:x="16.5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7cm" svg:height="2cm" svg:x="19.21cm" svg:y="9.5cm">
          <text:p text:style-name="P5">Status change to</text:p>
          <text:p text:style-name="P5">Returning To Custom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4" draw:text-style-name="P5" draw:layer="layout" svg:width="13cm" svg:height="2cm" svg:x="2cm" svg:y="2cm">
          <text:p text:style-name="P5">Manager / Special Role Return To IT:</text:p>
          <draw:enhanced-geometry svg:viewBox="0 0 21600 21600" draw:type="rectangle" draw:enhanced-path="M 0 0 L 21600 0 21600 21600 0 21600 0 0 Z N"/>
        </draw:custom-shape>
        <draw:rect draw:style-name="gr3" draw:text-style-name="P4" draw:layer="layout" svg:width="5.21cm" svg:height="7.5cm" svg:x="2.121cm" svg:y="7.5cm">
          <text:p text:style-name="P4">Status:</text:p>
          <text:p text:style-name="P4"/>
          <text:p text:style-name="P4">1. Available</text:p>
          <text:p text:style-name="P4">2. In use</text:p>
          <text:p text:style-name="P4">3. Idle</text:p>
          <text:p text:style-name="P4">4. Borrowed</text:p>
          <text:p text:style-name="P4">5. Broken</text:p>
          <text:p text:style-name="P4">6. Write off</text:p>
        </draw:rect>
        <draw:custom-shape draw:style-name="gr4" draw:text-style-name="P5" draw:layer="layout" svg:width="4.5cm" svg:height="2cm" svg:x="10.121cm" svg:y="10cm">
          <text:p text:style-name="P5">Retur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78cm" svg:height="1cm" svg:x="14.621cm" svg:y="10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7cm" svg:height="2cm" svg:x="17.331cm" svg:y="10cm">
          <text:p text:style-name="P5">Status change to</text:p>
          <text:p text:style-name="P5">Returning To 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678cm" svg:height="1cm" svg:x="7.331cm" svg:y="10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4" draw:text-style-name="P5" draw:layer="layout" svg:width="17cm" svg:height="2cm" svg:x="2cm" svg:y="2cm">
          <text:p text:style-name="P5">Manager / Special Role / Employee Return To Project:</text:p>
          <draw:enhanced-geometry svg:viewBox="0 0 21600 21600" draw:type="rectangle" draw:enhanced-path="M 0 0 L 21600 0 21600 21600 0 21600 0 0 Z N"/>
        </draw:custom-shape>
        <draw:rect draw:style-name="gr3" draw:text-style-name="P4" draw:layer="layout" svg:width="5.21cm" svg:height="7.5cm" svg:x="2.121cm" svg:y="7.5cm">
          <text:p text:style-name="P4">Status:</text:p>
          <text:p text:style-name="P4"/>
          <text:p text:style-name="P4">1. In use</text:p>
          <text:p text:style-name="P4">2. Idle</text:p>
          <text:p text:style-name="P4">3. Borrowed</text:p>
          <text:p text:style-name="P4">4. Broken</text:p>
          <text:p text:style-name="P4">5. Write off</text:p>
        </draw:rect>
        <draw:custom-shape draw:style-name="gr5" draw:text-style-name="P5" draw:layer="layout" svg:width="3.169cm" svg:height="1.5cm" svg:x="7.331cm" svg:y="10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4.292cm" svg:height="2cm" svg:x="10.59cm" svg:y="10.252cm">
          <text:p text:style-name="P5">Retur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.227cm" svg:height="1.5cm" svg:x="14.882cm" svg:y="10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8cm" svg:height="2.087cm" svg:x="18.09cm" svg:y="10.202cm">
          <text:p text:style-name="P5">Status change to Availa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2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3-12-19T20:04:12.04</dc:date>
    <dc:creator>Geoffrey Zhao</dc:creator>
    <meta:editing-duration>PT03H14M47S</meta:editing-duration>
    <meta:editing-cycles>13</meta:editing-cycles>
    <meta:generator>OpenOffice.org/3.0$Win32 OpenOffice.org_project/300m15$Build-9379</meta:generator>
    <meta:document-statistic meta:object-count="83"/>
    <meta:user-defined meta:name="Info 1"/>
    <meta:user-defined meta:name="Info 2"/>
    <meta:user-defined meta:name="Info 3"/>
    <meta:user-defined meta:name="Info 4"/>
  </office:meta>
</office:document-meta>
</file>